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1pt" fo:font-weight="bold" officeooo:paragraph-rsid="0006fdba" style:font-size-asian="11pt" style:font-weight-asian="bold" style:font-name-complex="Arial" style:font-size-complex="11pt" style:font-weight-complex="bold"/>
    </style:style>
    <style:style style:name="P2" style:family="paragraph" style:parent-style-name="Standard">
      <style:text-properties style:font-name="Arial" fo:font-size="11pt" fo:font-weight="bold" officeooo:paragraph-rsid="0006fdba" style:font-size-asian="11pt" style:font-weight-asian="bold" style:font-name-complex="Arial" style:font-size-complex="11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fo:font-weight="normal" officeooo:paragraph-rsid="0006fdba" style:font-size-asian="11pt" style:font-weight-asian="normal" style:font-name-complex="Ari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bold" officeooo:paragraph-rsid="0006fdba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paragraph-rsid="0006fdba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3399ff" style:font-name="Arial" fo:font-size="11pt" fo:font-weight="normal" officeooo:rsid="0007cd67" officeooo:paragraph-rsid="0007cd67" style:font-size-asian="11pt" style:font-weight-asian="normal" style:font-name-complex="Ari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3399ff" style:font-name="Arial" fo:font-size="11pt" fo:font-weight="normal" officeooo:rsid="00081295" officeooo:paragraph-rsid="00081295" style:font-size-asian="11pt" style:font-weight-asian="normal" style:font-name-complex="Arial" style:font-size-complex="11pt" style:font-weight-complex="normal"/>
    </style:style>
    <style:style style:name="T1" style:family="text">
      <style:text-properties style:font-name="Arial" fo:font-size="11pt" style:font-size-asian="11pt" style:font-name-complex="Arial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ulta1: Subir en 5€ el precio de todos los pisos de L-Estartit.</text:p>
      <text:p text:style-name="P1"/>
      <text:p text:style-name="P6">Update piso set precio=precio+5 where loc='L-Estartit';</text:p>
      <text:p text:style-name="P1"/>
      <text:p text:style-name="P1">Consulta 2: Subir un 5% la comisión de todos los pisos.</text:p>
      <text:p text:style-name="P1"/>
      <text:p text:style-name="P7">Update piso set comision=comision + ((100*5)/comision);</text:p>
      <text:p text:style-name="P2"/>
      <text:p text:style-name="P4"><text:span text:style-name="T1">Consulta 3: Eliminar las entradas de caja correspondientes al día 16/04/2006.</text:span></text:p>
      <text:p text:style-name="P1"/>
      <text:p text:style-name="P3"/>
      <text:p text:style-name="P1"/>
      <text:p text:style-name="P4"><text:span text:style-name="T1">Consulta 4: Eliminar los pedidos con día de llegada 17/4/2006.</text:span></text:p>
      <text:p text:style-name="P1"/>
      <text:p text:style-name="P3"/>
      <text:p text:style-name="P1"/>
      <text:p text:style-name="P1">Consulta 5: Importe máximo y mínimo que ha pasado por caja entre los días 14/11/2005 y 01/02/2006 (ambos inclusive)</text:p>
      <text:p text:style-name="P1">Salida: maximo, minimo</text:p>
      <text:p text:style-name="P1"/>
      <text:p text:style-name="P3"/>
      <text:p text:style-name="P1"/>
      <text:p text:style-name="P1">Consulta 6: ¿Cuántos alquileres comienzan el día 01/02/2006?</text:p>
      <text:p text:style-name="P1">Salida: número</text:p>
      <text:p text:style-name="P1"/>
      <text:p text:style-name="P3"/>
      <text:p text:style-name="P1"/>
      <text:p text:style-name="P1">Consulta 7: ¿Cuántos pisos hay en L'Estartit?</text:p>
      <text:p text:style-name="P1">Salida: número</text:p>
      <text:p text:style-name="P1"/>
      <text:p text:style-name="P3"/>
      <text:p text:style-name="P1"/>
      <text:p text:style-name="P1">Consulta 8: ¿Cuántos pedidos se han cancelado con el piso número 10?</text:p>
      <text:p text:style-name="P1">Salida: número</text:p>
      <text:p text:style-name="P1"/>
      <text:p text:style-name="P3"/>
      <text:p text:style-name="P1"/>
      <text:p text:style-name="P1">Consulta 9: ¿Qué clientes se van el mes de octubre de 2005?</text:p>
      <text:p text:style-name="P1">Salida: nif_cli</text:p>
      <text:p text:style-name="P1"/>
      <text:p text:style-name="P3"/>
      <text:p text:style-name="P1"/>
      <text:p text:style-name="P1">Consulta 10: ¿Qué propietarios hay con algún apellido que cotenga la letra 'u'?</text:p>
      <text:p text:style-name="P1">Salida: nif_prop, apel</text:p>
      <text:p text:style-name="P1"/>
      <text:p text:style-name="P1"/>
      <text:p text:style-name="P1"/>
      <text:p text:style-name="P1">Consulta 11: ¿Qué pisos hay en Pals o en L'Escala con un precio inferior o igual a 50,00€ por día?</text:p>
      <text:p text:style-name="P1">Salida: n_piso, precio</text:p>
      <text:p text:style-name="P3"/>
      <text:p text:style-name="P1"/>
      <text:p text:style-name="P1"/>
      <text:p text:style-name="P1">Consulta 12: ¿Cuántos propietarios tenemos de cada localidad?</text:p>
      <text:p text:style-name="P1">Salida: localidad, numero</text:p>
      <text:p text:style-name="P1"/>
      <text:p text:style-name="P3"/>
      <text:p text:style-name="P1"><text:soft-page-break/></text:p>
      <text:p text:style-name="P4"><text:span text:style-name="T1">Consulta 13: Para cada día de caja mostrar la cantidad diaria de pagos de tipo A que se ha hecho.</text:span></text:p>
      <text:p text:style-name="P1">Salida: dia, numero</text:p>
      <text:p text:style-name="P1"/>
      <text:p text:style-name="P3"/>
      <text:p text:style-name="P1"/>
      <text:p text:style-name="P1">Consulta 14: ¿Qué beneficio tiene actualmente la agencia por cada pedido?</text:p>
      <text:p text:style-name="P1">Salida: n_pedido, numero</text:p>
      <text:p text:style-name="P1"/>
      <text:p text:style-name="P3"/>
      <text:p text:style-name="P1"/>
      <text:p text:style-name="P1">Consulta 15: ¿Cuántos pisos, iguales o diferentes, ha contratado cada cliente?</text:p>
      <text:p text:style-name="P1">Salida: nif_cli, numero</text:p>
      <text:p text:style-name="P1"/>
      <text:p text:style-name="P3"/>
      <text:p text:style-name="P1"/>
      <text:p text:style-name="P1">Consulta 16: Listado de nombres y apellidos de propietarios con la dirección y la localidad de sus pisos.</text:p>
      <text:p text:style-name="P1">Salida: nombre, apellidos, dirección, localidad</text:p>
      <text:p text:style-name="P1"/>
      <text:p text:style-name="P3"/>
      <text:p text:style-name="P1"/>
      <text:p text:style-name="P1">Consulta 17: Listado de pagos que se han hecho en contratos con el piso número 5.</text:p>
      <text:p text:style-name="P1">Salida: n_factura, operacion, importe, dia</text:p>
      <text:p text:style-name="P1"/>
      <text:p text:style-name="P3"/>
      <text:p text:style-name="P1"/>
      <text:p text:style-name="P1">Consulta 18: ¿Qué pedidos se ha hecho con el piso de dirección 'Av. Girona 10' de L'Escala?</text:p>
      <text:p text:style-name="P1">Salida: n_pedido</text:p>
      <text:p text:style-name="P1"/>
      <text:p text:style-name="P3"/>
      <text:p text:style-name="P1"/>
      <text:p text:style-name="P1">Consulta 19: Por cada propitario dar la suma del precio/dia de sus pisos.</text:p>
      <text:p text:style-name="P1">Salida: nombre, apel, numero</text:p>
      <text:p text:style-name="P1"/>
      <text:p text:style-name="P3"/>
      <text:p text:style-name="P1"/>
      <text:p text:style-name="P1">Consulta 20: Dar el número de pisos que ha alquilado cada cliente (no mostrar los que no han alquilado nada).</text:p>
      <text:p text:style-name="P1">Salida: nombre, apel, numero</text:p>
      <text:p text:style-name="P1"/>
      <text:p text:style-name="P3"/>
      <text:p text:style-name="P1"/>
      <text:p text:style-name="P4"><text:span text:style-name="T1">Consulta 21: Para cada pedido (que se le pueda aplicar) dar las fechas de las parejas formadas por los pagos 'A' y pagos 'B'.</text:span></text:p>
      <text:p text:style-name="P1">Salida: n_pedido, fecha1, fecha2</text:p>
      <text:p text:style-name="P1"/>
      <text:p text:style-name="P3"/>
      <text:p text:style-name="P1"/>
      <text:p text:style-name="P1">Consulta 22: Dar las direcciones de todas las parejas posibles de pisos de manera que el primero sea de L'Estartit, el segundo de L'Escala y su precio conjunto sea de 95,00€.</text:p>
      <text:p text:style-name="P4"><text:span text:style-name="T1">Salida: n_piso1, direccion1, n_piso2, direccion2</text:span></text:p>
      <text:p text:style-name="P4"/>
      <text:p text:style-name="P5"><text:span text:style-name="T1"/></text:p>
      <text:p text:style-name="P1"/>
      <text:p text:style-name="P1"><text:soft-page-break/>Consulta 23: Dar el nif de los clientes que han alquilado pisos en L'Escala.</text:p>
      <text:p text:style-name="P1">Salida: nif_cli</text:p>
      <text:p text:style-name="P1"/>
      <text:p text:style-name="P3"/>
      <text:p text:style-name="P1"/>
      <text:p text:style-name="P1">Consulta 24: Dar nombre y apellidos de los clientes que han alquilado pisos en L'Escala.</text:p>
      <text:p text:style-name="P1">Salida: nombre, apel</text:p>
      <text:p text:style-name="P1"/>
      <text:p text:style-name="P3"/>
      <text:p text:style-name="P1"/>
      <text:p text:style-name="P1">Consulta 25: Dar la dirección de todos los pisos de la propietaria Antonia Sierra Martin.</text:p>
      <text:p text:style-name="P1">Salida: dir, loc</text:p>
      <text:p text:style-name="P1"/>
      <text:p text:style-name="P3"/>
      <text:p text:style-name="P1"/>
      <text:p text:style-name="P1">Consulta 26: Dar para cada localidad la dirección del piso más barato.</text:p>
      <text:p text:style-name="P1">Salida: dir, loc, precio</text:p>
      <text:p text:style-name="P1"/>
      <text:p text:style-name="P3"/>
      <text:p text:style-name="P1"/>
      <text:p text:style-name="P1">Consulta 27: Dar la dirección de los pisos que tienen un precio por encima de la media de precios de todos los pisos.</text:p>
      <text:p text:style-name="P1">Salida: dir, loc, precio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1:32:29.130000000</meta:creation-date>
    <dc:date>2015-03-03T14:16:17.131000000</dc:date>
    <meta:editing-duration>PT48M37S</meta:editing-duration>
    <meta:editing-cycles>1</meta:editing-cycles>
    <meta:document-statistic meta:table-count="0" meta:image-count="0" meta:object-count="0" meta:page-count="3" meta:paragraph-count="52" meta:word-count="489" meta:character-count="2955" meta:non-whitespace-character-count="2518"/>
    <meta:generator>LibreOffice/4.3.1.2$Windows_x86 LibreOffice_project/958349dc3b25111dbca392fbc281a05559ef6848</meta:generator>
  </office:meta>
</office:document-meta>
</file>